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73E5EB46D77A837.png" manifest:media-type="image/png"/>
  <manifest:file-entry manifest:full-path="Pictures/1000000000000780000004387B7BA502843F5198.png" manifest:media-type="image/png"/>
  <manifest:file-entry manifest:full-path="Pictures/100000000000078000000438BFD33A103FB9A03B.png" manifest:media-type="image/png"/>
  <manifest:file-entry manifest:full-path="Pictures/100000000000078000000438CA0CC4E0114EE3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6a97" officeooo:paragraph-rsid="001a6a97"/>
    </style:style>
    <style:style style:name="P2" style:family="paragraph" style:parent-style-name="Standard">
      <style:text-properties officeooo:rsid="001a9007" officeooo:paragraph-rsid="001a6a9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46in" draw:z-index="0"><draw:image xlink:href="Pictures/100000000000078000000438CA0CC4E0114EE343.png" xlink:type="simple" xlink:show="embed" xlink:actuate="onLoad"/></draw:frame><draw:frame draw:style-name="fr2" draw:name="Image2" text:anchor-type="paragraph" svg:x="-0.0728in" svg:y="3.5102in" svg:width="6.6929in" svg:height="3.7646in" draw:z-index="1"><draw:image xlink:href="Pictures/100000000000078000000438BFD33A103FB9A03B.png" xlink:type="simple" xlink:show="embed" xlink:actuate="onLoad"/></draw:frame><draw:frame draw:style-name="fr2" draw:name="Image3" text:anchor-type="paragraph" svg:x="0.0417in" svg:y="7.1409in" svg:width="6.6929in" svg:height="3.7646in" draw:z-index="2"><draw:image xlink:href="Pictures/1000000000000780000004387B7BA502843F5198.png" xlink:type="simple" xlink:show="embed" xlink:actuate="onLoad"/></draw:frame></text:p>
      <text:p text:style-name="Standard"/>
      <text:p text:style-name="Standard"/>
      <text:p text:style-name="P1"><text:soft-page-break/>시뮬레이션 상 target 값은 </text:p>
      <text:p text:style-name="P1">x_mid 0.5</text:p>
      <text:p text:style-name="P1">y_mid 0.618</text:p>
      <text:p text:style-name="P1">box_size 0.125~0.150 </text:p>
      <text:p text:style-name="P2"/>
      <text:p text:style-name="Standard"/>
      <text:p text:style-name="Standard"><draw:frame draw:style-name="fr1" draw:name="Image4" text:anchor-type="paragraph" svg:width="6.6929in" svg:height="3.7646in" draw:z-index="3"><draw:image xlink:href="Pictures/100000000000078000000438773E5EB46D77A8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21:51:05.959679746</meta:creation-date>
    <dc:date>2019-08-03T21:56:03.129883517</dc:date>
    <meta:editing-duration>PT4M57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4" meta:word-count="15" meta:character-count="59" meta:non-whitespace-character-count="51"/>
  </office:meta>
</office:document-meta>
</file>